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fo:font-size="10.5pt" officeooo:paragraph-rsid="00187299" style:font-size-asian="10.5pt" style:font-size-complex="10.5pt"/>
    </style:style>
    <style:style style:name="P4" style:family="paragraph" style:parent-style-name="Text_20_body">
      <style:text-properties officeooo:paragraph-rsid="000df8b5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6" style:family="paragraph" style:parent-style-name="Standard" style:list-style-name="L4"/>
    <style:style style:name="P7" style:family="paragraph" style:parent-style-name="Standard" style:list-style-name="L4">
      <style:text-properties officeooo:paragraph-rsid="00163b04"/>
    </style:style>
    <style:style style:name="P8" style:family="paragraph" style:parent-style-name="Text_20_body" style:list-style-name="L1">
      <style:text-properties fo:font-size="10.5pt" officeooo:paragraph-rsid="002d4e36" style:font-size-asian="10.5pt" style:font-size-complex="10.5pt"/>
    </style:style>
    <style:style style:name="P9" style:family="paragraph" style:parent-style-name="Text_20_body" style:list-style-name="L2">
      <style:text-properties fo:font-size="10.5pt" style:font-size-asian="10.5pt" style:font-size-complex="10.5pt"/>
    </style:style>
    <style:style style:name="P10" style:family="paragraph" style:parent-style-name="Text_20_body" style:list-style-name="L3">
      <style:text-properties fo:font-size="10.5pt" style:font-size-asian="10.5pt" style:font-size-complex="10.5pt"/>
    </style:style>
    <style:style style:name="P11" style:family="paragraph" style:parent-style-name="Text_20_body" style:list-style-name="L5">
      <style:text-properties fo:font-size="10.5pt" style:font-size-asian="10.5pt" style:font-size-complex="10.5pt"/>
    </style:style>
    <style:style style:name="P12" style:family="paragraph" style:parent-style-name="Text_20_body" style:list-style-name="L6">
      <style:text-properties fo:font-size="10.5pt" style:font-size-asian="10.5pt" style:font-size-complex="10.5pt"/>
    </style:style>
    <style:style style:name="P13" style:family="paragraph" style:parent-style-name="Text_20_body" style:list-style-name="L7">
      <style:text-properties fo:font-size="10.5pt" style:font-size-asian="10.5pt" style:font-size-complex="10.5pt"/>
    </style:style>
    <style:style style:name="P14" style:family="paragraph" style:parent-style-name="Text_20_body" style:list-style-name="L8">
      <style:text-properties fo:font-size="10.5pt" style:font-size-asian="10.5pt" style:font-size-complex="10.5pt"/>
    </style:style>
    <style:style style:name="P15" style:family="paragraph" style:parent-style-name="Text_20_body">
      <style:text-properties fo:font-size="10.5pt" officeooo:paragraph-rsid="002d4e36" style:font-size-asian="10.5pt" style:font-size-complex="10.5pt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9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21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5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7" style:family="paragraph" style:parent-style-name="Text_20_body" style:master-page-name="HTML">
      <style:paragraph-properties fo:text-align="start" style:justify-single-word="false" style:page-number="auto"/>
      <style:text-properties officeooo:paragraph-rsid="002c2e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officeooo:rsid="002484f8" style:font-size-asian="10.5pt" style:font-size-complex="10.5pt"/>
    </style:style>
    <style:style style:name="T9" style:family="text">
      <style:text-properties fo:font-size="10.5pt" officeooo:rsid="002c2e04" style:font-size-asian="10.5pt" style:font-size-complex="10.5pt"/>
    </style:style>
    <style:style style:name="T10" style:family="text">
      <style:text-properties fo:font-size="10.5pt" officeooo:rsid="002d4e36" style:font-size-asian="10.5pt" style:font-size-complex="10.5pt"/>
    </style:style>
    <style:style style:name="T11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12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3" style:family="text">
      <style:text-properties fo:font-size="10.5pt" fo:font-style="italic" officeooo:rsid="001f33c0" style:font-size-asian="10.5pt" style:font-style-asian="italic" style:font-size-complex="10.5pt" style:font-style-complex="italic"/>
    </style:style>
    <style:style style:name="T14" style:family="text">
      <style:text-properties fo:font-size="10.5pt" fo:font-style="italic" officeooo:rsid="00265e3a" style:font-size-asian="10.5pt" style:font-style-asian="italic" style:font-size-complex="10.5pt" style:font-style-complex="italic"/>
    </style:style>
    <style:style style:name="T15" style:family="text">
      <style:text-properties fo:font-size="10.5pt" fo:font-style="italic" officeooo:rsid="002c2e04" style:font-size-asian="10.5pt" style:font-style-asian="italic" style:font-size-complex="10.5pt" style:font-style-complex="italic"/>
    </style:style>
    <style:style style:name="T16" style:family="text">
      <style:text-properties fo:font-size="10.5pt" fo:background-color="#ff9999" loext:char-shading-value="0" style:font-size-asian="10.5pt" style:font-size-complex="10.5pt"/>
    </style:style>
    <style:style style:name="T17" style:family="text">
      <style:text-properties fo:font-size="10.5pt" fo:background-color="#ff9999" loext:char-shading-value="0" style:font-size-asian="10.5pt" style:font-size-complex="10.5pt"/>
    </style:style>
    <style:style style:name="T18" style:family="text">
      <style:text-properties officeooo:rsid="000df8b5"/>
    </style:style>
    <style:style style:name="T19" style:family="text">
      <style:text-properties officeooo:rsid="000f482b"/>
    </style:style>
    <style:style style:name="T20" style:family="text">
      <style:text-properties officeooo:rsid="00127d6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63b04" style:font-weight-asian="bold" style:font-weight-complex="bold"/>
    </style:style>
    <style:style style:name="T23" style:family="text">
      <style:text-properties officeooo:rsid="00156f11"/>
    </style:style>
    <style:style style:name="T24" style:family="text">
      <style:text-properties officeooo:rsid="00163b04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2d4e3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Strong_20_Emphasis"><text:span text:style-name="T1">Zápis členské schůze Otevřená města, z.s., </text:span></text:span><text:span text:style-name="Strong_20_Emphasis"><text:span text:style-name="T6">201</text:span></text:span><text:span text:style-name="Strong_20_Emphasis"><text:span text:style-name="T9">7</text:span></text:span><text:span text:style-name="Strong_20_Emphasis"><text:span text:style-name="T6">/0</text:span></text:span><text:span text:style-name="Strong_20_Emphasis"><text:span text:style-name="T9">6</text:span></text:span><text:span text:style-name="Strong_20_Emphasis"><text:span text:style-name="T1">/</text:span></text:span><text:span text:style-name="Strong_20_Emphasis"><text:span text:style-name="T9">29</text:span></text:span><text:span text:style-name="Strong_20_Emphasis"><text:span text:style-name="T1"> </text:span></text:span><text:span text:style-name="Strong_20_Emphasis"><text:span text:style-name="T7">od </text:span></text:span><text:span text:style-name="Strong_20_Emphasis"><text:span text:style-name="T1">10:00, </text:span></text:span><text:span text:style-name="Strong_20_Emphasis"><text:span text:style-name="T9">Dominikánské náměstı́ 1</text:span></text:span><text:span text:style-name="Strong_20_Emphasis"><text:span text:style-name="T1">, Brno</text:span></text:span><text:span text:style-name="T1"><text:line-break/><text:line-break/></text:span><text:span text:style-name="T11">(veškeré průvodní i výstupní dokumenty jsou dostupné online a jsou odk</text:span><text:span text:style-name="T14">a</text:span><text:span text:style-name="T11">zovány jako obsah složky repozitáře </text:span><text:a xlink:type="simple" xlink:href="https://gitlab.com/otevrenamesta/documents/tree/master/schuze/2016_08_09" text:style-name="Internet_20_link" text:visited-style-name="Visited_20_Internet_20_Link"><text:span text:style-name="T15">https://gitlab.com/otevrenamesta/documents/tree/master/schuze/2016_08_09</text:span></text:a><text:span text:style-name="T11">)</text:span></text:p>
      <text:p text:style-name="P3">Účastníci:</text:p>
      <text:list xml:id="list2091314178975195970" text:style-name="L1">
        <text:list-item>
          <text:p text:style-name="P16">tabulka účastníků a doložení zástupčích oprávnění</text:p>
          <text:list>
            <text:list-item>
              <text:p text:style-name="P22"><text:span text:style-name="T1">soubor: </text:span><text:a xlink:type="simple" xlink:href="https://gitlab.com/otevrenamesta/documents/raw/master/schuze/2017_06_2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6">SHA256: <text:span text:style-name="T25">e23bf5c9f043c4edf5c7ed5fa2d27c7c0215fb59419bf4977dddc62681075eec</text:span></text:p>
            </text:list-item>
          </text:list>
        </text:list-item>
        <text:list-item>
          <text:p text:style-name="P16">a sken prezenční listiny</text:p>
          <text:list>
            <text:list-item>
              <text:p text:style-name="P22"><text:span text:style-name="T1">soubor: </text:span><text:a xlink:type="simple" xlink:href="https://gitlab.com/otevrenamesta/documents/raw/master/schuze/2017_06_2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8">SHA256: <text:span text:style-name="T25">25d4a39c95ce9a7f069a953f9c18b8e614e02595573d12f201533bd4f2830461</text:span></text:p>
            </text:list-item>
          </text:list>
        </text:list-item>
      </text:list>
      <text:p text:style-name="P15"><text:span text:style-name="T18">1.</text:span>) schválení programu schůze<text:line-break/>- proběhlo schválení programu schůze, body programu viz.:</text:p>
      <text:list xml:id="list3787815551422617320" text:style-name="L2">
        <text:list-item>
          <text:list>
            <text:list-item>
              <text:p text:style-name="P23"><text:span text:style-name="T17">soubor</text:span><text:span text:style-name="T1">: </text:span><text:a xlink:type="simple" xlink:href="https://gitlab.com/otevrenamesta/documents/raw/master/schuze/2016_08_09/01_navrh_programu.odt" text:style-name="Internet_20_link" text:visited-style-name="Visited_20_Internet_20_Link"><text:span text:style-name="Strong_20_Emphasis"><text:span text:style-name="T8">01_navrh_programu.odt</text:span></text:span></text:a></text:p>
            </text:list-item>
            <text:list-item>
              <text:p text:style-name="P9">SHA256: <text:span text:style-name="T25">875bde5908a02950909ea9b3d3f699e4ee226734b17e0d4aa95e127822fc2eaf</text:span>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srpen 2016 –</text:span><text:span text:style-name="T10"> červen 2017</text:span><text:span text:style-name="T1">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8509020498877970136" text:style-name="L3">
        <text:list-item>
          <text:list>
            <text:list-item>
              <text:p text:style-name="P17"><text:span text:style-name="T21">3.1.1</text:span>: Požadavek na změnu textu „Hájí společné zájmy svých členů…“ na „Hájí společné zájmy svých <text:span text:style-name="T21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7"><text:span text:style-name="T21">5.3.3</text:span>: Požadavek na <text:span text:style-name="T21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23">ch</text:span> organizac<text:span text:style-name="T23">í</text:span>, jichž jsou samosprávy součástí, je vhodné zachovat princip politické nezávislosti.</text:p>
            </text:list-item>
            <text:list-item>
              <text:p text:style-name="P10"><text:span text:style-name="T21">10.8</text:span>: změnit na "V případě likvidace <text:span text:style-name="T21">rozdělí</text:span> likvidátor likvidační zůstatek <text:span text:style-name="T21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4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8556963110239809293" text:style-name="L4">
        <text:list-item>
          <text:p text:style-name="P18">* výpisem je míněn</text:p>
          <text:list>
            <text:list-item>
              <text:p text:style-name="P24"><text:span text:style-name="T1">soubor: </text:span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hlasov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a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n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i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.ods</text:span></text:span></text:a></text:p>
            </text:list-item>
            <text:list-item>
              <text:p text:style-name="P6">SHA256: 2dc254f2c4ac8436283e79bb529569a256b6d7f1281bced67693e15bf4529d53</text:p>
            </text:list-item>
          </text:list>
        </text:list-item>
        <text:list-item>
          <text:p text:style-name="P6">aktualizované znění <text:span text:style-name="T20">stanov</text:span></text:p>
          <text:list>
            <text:list-item>
              <text:p text:style-name="P7">soubor: <text:a xlink:type="simple" xlink:href="https://gitlab.com/otevrenamesta/documents/raw/master/schuze/2016_08_09/stanovy_nove.pdf" text:style-name="Internet_20_link" text:visited-style-name="Visited_20_Internet_20_Link"><text:span text:style-name="T22">stanovy_nove.pdf</text:span></text:a></text:p>
            </text:list-item>
            <text:list-item>
              <text:p text:style-name="P7">SHA256: <text:span text:style-name="T24">bf45223c5debd15d29a3e3570942d659876dfa178d3563756dbbe14f100a74df</text:span></text:p>
            </text:list-item>
          </text:list>
        </text:list-item>
        <text:list-item>
          <text:p text:style-name="P6">stanovy nabývají účinnosti dnem následujícím po jejich schválení členskou schůzí</text:p>
        </text:list-item>
      </text:list>
      <text:p text:style-name="Standard"/>
      <text:p text:style-name="P2"><text:span text:style-name="T18">4.</text:span>) provizorní jednací řád členské schůze</text:p>
      <text:list xml:id="list8155675090991580126" text:style-name="L5">
        <text:list-item>
          <text:list>
            <text:list-item>
              <text:p text:style-name="P25"><text:soft-page-break/><text:span text:style-name="T1">soubor: </text:span><text:a xlink:type="simple" xlink:href="https://gitlab.com/otevrenamesta/documents/raw/master/schuze/2016_08_09/provizorni%20jednaci%20rad.html" text:style-name="Internet_20_link" text:visited-style-name="Visited_20_Internet_20_Link"><text:span text:style-name="Strong_20_Emphasis"><text:span text:style-name="T8">provizorni jednaci rad.html</text:span></text:span></text:a></text:p>
            </text:list-item>
            <text:list-item>
              <text:p text:style-name="P11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8557166001334645332" text:style-name="L6">
        <text:list-item>
          <text:p text:style-name="P19">schvaluje provizorní jednací řád členské schůze,</text:p>
        </text:list-item>
        <text:list-item>
          <text:p text:style-name="P12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2751923208346121206" text:style-name="L7">
        <text:list-item>
          <text:p text:style-name="P20">předseda výboru: Marcel Kolaja <text:span text:style-name="T19">(1980/06/29)</text:span></text:p>
        </text:list-item>
        <text:list-item>
          <text:p text:style-name="P20">členové výboru (4): Ladislav Nešněra <text:span text:style-name="T19">(1970/10/06)</text:span>, Viktor Čahoj <text:span text:style-name="T19">(1986/12/18)</text:span>, Michal Šmarda <text:span text:style-name="T19">(1975/07/06)</text:span>, Ondřej Profant <text:span text:style-name="T19">(1988/05/02)</text:span></text:p>
        </text:list-item>
        <text:list-item>
          <text:p text:style-name="P13">kontrolor: Martin Šebek <text:span text:style-name="T19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</text:span><text:soft-page-break/><text:span text:style-name="T1">Hlasů přítomných celkem: 1683<text:line-break/>Potenciální projekty a počet alokovaných hlasů:</text:span></text:p>
      <text:list xml:id="list4937142599750368307" text:style-name="L8">
        <text:list-item>
          <text:p text:style-name="P21">průhledné veřejné zakázky od přípravy záměru až po skončení záruky (včetně registru smluv) dle návrhu Jiřího Skuhrovce</text:p>
          <text:list>
            <text:list-item>
              <text:p text:style-name="P21">Brno (576): 65 % - 374 hlasů</text:p>
            </text:list-item>
            <text:list-item>
              <text:p text:style-name="P21">Brno-Medlánky (52): 100 % - 52 hlasů</text:p>
            </text:list-item>
            <text:list-item>
              <text:p text:style-name="P21">Brno-střed (204): 203 hlasů</text:p>
            </text:list-item>
            <text:list-item>
              <text:p text:style-name="P21">Černošice (82): 100 % - 82 hlasů</text:p>
            </text:list-item>
            <text:list-item>
              <text:p text:style-name="P21">Česká Lípa (191): 30 % - 57 hlasů</text:p>
            </text:list-item>
            <text:list-item>
              <text:p text:style-name="P21">Praha 5 (267): 187 hlasů</text:p>
            </text:list-item>
            <text:list-item>
              <text:p text:style-name="P21">Praha 7 (193): 0 hlasů</text:p>
            </text:list-item>
            <text:list-item>
              <text:p text:style-name="P21">Praha-Ďáblice (58): 1 hlasů</text:p>
            </text:list-item>
            <text:list-item>
              <text:p text:style-name="P21">Psáry (60): 50 hlasů</text:p>
            </text:list-item>
            <text:list-item>
              <text:p text:style-name="P21">Celkem: 1006 hlasů</text:p>
            </text:list-item>
          </text:list>
        </text:list-item>
        <text:list-item>
          <text:p text:style-name="P21">(mobilní) aplikace pro hlášení závad</text:p>
          <text:list>
            <text:list-item>
              <text:p text:style-name="P21">Brno: 0 hlasů</text:p>
            </text:list-item>
            <text:list-item>
              <text:p text:style-name="P21">Brno-Medlánky: 0 hlasů</text:p>
            </text:list-item>
            <text:list-item>
              <text:p text:style-name="P21">Brno-střed: 0 hlasů</text:p>
            </text:list-item>
            <text:list-item>
              <text:p text:style-name="P21">Černošice: 0 hlasů</text:p>
            </text:list-item>
            <text:list-item>
              <text:p text:style-name="P21">Česká Lípa: 35 % - 66 hlasů</text:p>
            </text:list-item>
            <text:list-item>
              <text:p text:style-name="P21">Praha 5: 0 hlasů</text:p>
            </text:list-item>
            <text:list-item>
              <text:p text:style-name="P21">Praha 7: 0 hlasů</text:p>
            </text:list-item>
            <text:list-item>
              <text:p text:style-name="P21">Praha-Ďáblice: 0 hlasů</text:p>
            </text:list-item>
            <text:list-item>
              <text:p text:style-name="P21">Psáry: 0 hlasů</text:p>
            </text:list-item>
            <text:list-item>
              <text:p text:style-name="P21">Celkem: 66 hlasů</text:p>
            </text:list-item>
          </text:list>
        </text:list-item>
        <text:list-item>
          <text:p text:style-name="P21">sdílení knowledgebase (zkušenosti, např. zadání veřejné zakázky)</text:p>
          <text:list>
            <text:list-item>
              <text:p text:style-name="P21">Brno: 15 % - 86 hlasů</text:p>
            </text:list-item>
            <text:list-item>
              <text:p text:style-name="P21">Brno-Medlánky: 0 hlasů</text:p>
            </text:list-item>
            <text:list-item>
              <text:p text:style-name="P21">Brno-střed: 1 hlasů</text:p>
            </text:list-item>
            <text:list-item>
              <text:p text:style-name="P21">Černošice: 0 hlasů</text:p>
            </text:list-item>
            <text:list-item>
              <text:p text:style-name="P21">Česká Lípa: 5 % - 10 hlasů</text:p>
            </text:list-item>
            <text:list-item>
              <text:p text:style-name="P21">Praha 5: 80 hlasů</text:p>
            </text:list-item>
            <text:list-item>
              <text:p text:style-name="P21">Praha 7: 13 hlasů</text:p>
            </text:list-item>
            <text:list-item>
              <text:p text:style-name="P21">Praha-Ďáblice: 30 hlasů</text:p>
            </text:list-item>
            <text:list-item>
              <text:p text:style-name="P21">Psáry: 10 hlasů</text:p>
            </text:list-item>
            <text:list-item>
              <text:p text:style-name="P21">Celkem: 230 hlasů</text:p>
            </text:list-item>
          </text:list>
        </text:list-item>
        <text:list-item>
          <text:p text:style-name="P21">digitalizace procesů (Praha 7)</text:p>
          <text:list>
            <text:list-item>
              <text:p text:style-name="P21">Brno: 0 hlasů</text:p>
            </text:list-item>
            <text:list-item>
              <text:p text:style-name="P21">Brno-Medlánky: 0 hlasů</text:p>
            </text:list-item>
            <text:list-item>
              <text:p text:style-name="P21">Brno-střed: 0 hlasů</text:p>
            </text:list-item>
            <text:list-item>
              <text:p text:style-name="P21">Černošice: 0 hlasů</text:p>
            </text:list-item>
            <text:list-item>
              <text:p text:style-name="P21">Česká Lípa: 0 hlasů</text:p>
            </text:list-item>
            <text:list-item>
              <text:p text:style-name="P21">Praha 5: 0 hlasů</text:p>
            </text:list-item>
            <text:list-item>
              <text:p text:style-name="P21">Praha 7: 160 hlasů</text:p>
            </text:list-item>
            <text:list-item>
              <text:p text:style-name="P21">Praha-Ďáblice: 17 hlasů</text:p>
            </text:list-item>
            <text:list-item>
              <text:p text:style-name="P21">Psáry: 0 hlasů</text:p>
            </text:list-item>
            <text:list-item>
              <text:p text:style-name="P21">Celkem: 177 hlasů</text:p>
            </text:list-item>
          </text:list>
        </text:list-item>
        <text:list-item>
          <text:p text:style-name="P21">výstavba datového portálu a úložiště dat (CESNET?)</text:p>
          <text:list>
            <text:list-item>
              <text:p text:style-name="P21">Brno: 15 % - 86 hlasů</text:p>
            </text:list-item>
            <text:list-item>
              <text:p text:style-name="P21">Brno-Medlánky: 0 hlasů</text:p>
            </text:list-item>
            <text:list-item>
              <text:p text:style-name="P21">Brno-střed: 0 hlasů</text:p>
            </text:list-item>
            <text:list-item>
              <text:p text:style-name="P21">Černošice: 0 hlasů</text:p>
            </text:list-item>
            <text:list-item>
              <text:p text:style-name="P21">Česká Lípa: 20 % - 38 hlasů</text:p>
            </text:list-item>
            <text:list-item>
              <text:p text:style-name="P21">Praha 5: 0 hlasů</text:p>
            </text:list-item>
            <text:list-item>
              <text:p text:style-name="P21">Praha 7: 0 hlasů</text:p>
            </text:list-item>
            <text:list-item>
              <text:p text:style-name="P21">Praha-Ďáblice: 0 hlasů</text:p>
            </text:list-item>
            <text:list-item>
              <text:p text:style-name="P21">Psáry: 0 hlasů</text:p>
            </text:list-item>
            <text:list-item>
              <text:p text:style-name="P21">Celkem: 124 hlasů</text:p>
            </text:list-item>
          </text:list>
        </text:list-item>
        <text:list-item>
          <text:p text:style-name="P21">prezentace rozpočtových dat</text:p>
          <text:list>
            <text:list-item>
              <text:p text:style-name="P21"><text:soft-page-break/>Brno: 5 % - 30 hlasů</text:p>
            </text:list-item>
            <text:list-item>
              <text:p text:style-name="P21">Brno-Medlánky: 0 hlasů</text:p>
            </text:list-item>
            <text:list-item>
              <text:p text:style-name="P21">Brno-střed: 0 hlasů</text:p>
            </text:list-item>
            <text:list-item>
              <text:p text:style-name="P21">Černošice: 0 hlasů</text:p>
            </text:list-item>
            <text:list-item>
              <text:p text:style-name="P21">Česká Lípa: 5 % - 10 hlasů</text:p>
            </text:list-item>
            <text:list-item>
              <text:p text:style-name="P21">Praha 5: 0 hlasů</text:p>
            </text:list-item>
            <text:list-item>
              <text:p text:style-name="P21">Praha 7: 20 hlasů</text:p>
            </text:list-item>
            <text:list-item>
              <text:p text:style-name="P21">Praha-Ďáblice: 10 hlasů</text:p>
            </text:list-item>
            <text:list-item>
              <text:p text:style-name="P21">Psáry: 0 hlasů</text:p>
            </text:list-item>
            <text:list-item>
              <text:p text:style-name="P21">Celkem: 70 hlasů</text:p>
            </text:list-item>
          </text:list>
        </text:list-item>
        <text:list-item>
          <text:p text:style-name="P21">elektronická úřední deska (spolupráce s e-desky.cz)</text:p>
          <text:list>
            <text:list-item>
              <text:p text:style-name="P21">Brno: 0 hlasů</text:p>
            </text:list-item>
            <text:list-item>
              <text:p text:style-name="P21">Brno-Medlánky: 0 hlasů</text:p>
            </text:list-item>
            <text:list-item>
              <text:p text:style-name="P21">Brno-střed: 0 hlasů</text:p>
            </text:list-item>
            <text:list-item>
              <text:p text:style-name="P21">Černošice: 0 hlasů</text:p>
            </text:list-item>
            <text:list-item>
              <text:p text:style-name="P21">Česká Lípa: 5 % - 10 hlasů</text:p>
            </text:list-item>
            <text:list-item>
              <text:p text:style-name="P21">Praha 5: 0 hlasů</text:p>
            </text:list-item>
            <text:list-item>
              <text:p text:style-name="P21">Praha 7: 0 hlasů</text:p>
            </text:list-item>
            <text:list-item>
              <text:p text:style-name="P21">Praha-Ďáblice: 0 hlasů</text:p>
            </text:list-item>
            <text:list-item>
              <text:p text:style-name="P21">Psáry: 0 hlasů</text:p>
            </text:list-item>
            <text:list-item>
              <text:p text:style-name="P14">Celkem: 10 hlasů</text:p>
            </text:list-item>
          </text:list>
          <text:p text:style-name="P26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</text:span><text:span text:style-name="T10">7</text:span><text:span text:style-name="T1">/0</text:span><text:span text:style-name="T10">6</text:span><text:span text:style-name="T1">/</text:span><text:span text:style-name="T10">2</text:span><text:span text:style-name="T1">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5"><text:line-break/>Zápis: </text:p>
      <text:list xml:id="list160452811079058" text:continue-numbering="true" text:style-name="L8">
        <text:list-item>
          <text:list>
            <text:list-item>
              <text:p text:style-name="P21">zapsal: <text:span text:style-name="T26">Ladislav Nešněra</text:span></text:p>
            </text:list-item>
            <text:list-item>
              <text:p text:style-name="P14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7-07-11T16:04:51.487525011</dc:date>
    <meta:editing-duration>P6DT9H41M52S</meta:editing-duration>
    <meta:editing-cycles>19</meta:editing-cycles>
    <meta:generator>LibreOffice/5.2.7.2$Linux_X86_64 LibreOffice_project/20$Build-2</meta:generator>
    <meta:document-statistic meta:table-count="0" meta:image-count="0" meta:object-count="0" meta:page-count="4" meta:paragraph-count="115" meta:word-count="1371" meta:character-count="9176" meta:non-whitespace-character-count="8001"/>
    <meta:user-defined meta:name=""/>
  </office:meta>
</office:document-meta>
</file>